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Heading_20_1" style:list-style-name="WWNum6"/>
    <style:style style:name="P42" style:family="paragraph" style:parent-style-name="Heading_20_1" style:list-style-name="WWNum6">
      <style:paragraph-properties fo:break-before="auto" fo:break-after="auto"/>
    </style:style>
    <style:style style:name="P4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font-size="10pt" fo:font-weight="bold" style:font-size-asian="10pt" style:font-weight-asian="bold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aczyuw2yex2w"/><text:span text:style-name="T1">Aplicaciones Ofimáticas (Office Applications)</text:span><text:span text:style-name="T2"><text:line-break/></text:span><text:span text:style-name="T3">UD 05. Actividades evaluables 01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4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><text:s/></text:p>
      <text:p text:style-name="P11"><text:soft-page-break/><text:span text:style-name="T10"><text:s/>📕 </text:span><text:span text:style-name="T11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9">Fecha de entrega</text:span></text:a><text:span text:style-name="T19"><text:tab/>3</text:span></text:p>
          <text:p text:style-name="P14"><text:a xlink:type="simple" xlink:href="#_9maybllx2a09" text:style-name="Index_20_Link" text:visited-style-name="Index_20_Link"><text:span text:style-name="T19">Observaciones previas a la realización de tareas evaluables</text:span></text:a><text:span text:style-name="T19"><text:tab/>3</text:span></text:p>
          <text:p text:style-name="P14"><text:a xlink:type="simple" xlink:href="#_a2aug6xu8ilu" text:style-name="Index_20_Link" text:visited-style-name="Index_20_Link"><text:span text:style-name="T9">Actividad 01</text:span></text:a><text:span text:style-name="T9"><text:tab/>3</text:span></text:p>
          <text:p text:style-name="P14"><text:a xlink:type="simple" xlink:href="#_sl57z74g0a6s" text:style-name="Index_20_Link" text:visited-style-name="Index_20_Link"><text:span text:style-name="T9">Actividad 02 <text:s/>(English)</text:span></text:a><text:span text:style-name="T9"><text:tab/>4</text:span></text:p>
          <text:p text:style-name="P15"><text:a xlink:type="simple" xlink:href="#_sfnwzgj74ia7" text:style-name="Index_20_Link" text:visited-style-name="Index_20_Link"><text:span text:style-name="T9">Actividad 03</text:span></text:a><text:span text:style-name="T9"><text:tab/>4</text:span></text:p>
        </text:index-body>
      </text:table-of-content>
      <text:p text:style-name="P17"/>
      <text:p text:style-name="P17"/>
      <text:p text:style-name="P17"/>
      <text:p text:style-name="P19"/>
      <text:p text:style-name="P19"/>
      <text:p text:style-name="P19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T16">UD05. Actividades evaluables 01</text:span></text:p>
      <text:list xml:id="list1993987207" text:style-name="WWNum6">
        <text:list-item>
          <text:p text:style-name="P42"><text:bookmark text:name="_dbh0n1vac4c8"/>Fecha de entrega</text:p>
        </text:list-item>
      </text:list>
      <text:p text:style-name="Standard"><text:span text:style-name="T11">Fecha límite de entrega: </text:span><text:span text:style-name="T20">Miércoles 13 de octubre a las 23:55.</text:span></text:p>
      <text:p text:style-name="Standard">La actividad será evaluada cuando haya pasado la fecha límite de la entrega.</text:p>
      <text:p text:style-name="P11"><text:span text:style-name="T12"><text:s/>❕</text:span><text:span text:style-name="T13"> </text:span><text:span text:style-name="T11">Atención: </text:span>la fecha de entrega no es prorrogable. Si no la entregas en tiempo y forma, la calificación de la actividad será 0.</text:p>
      <text:list xml:id="list121601579223007" text:continue-numbering="true" text:style-name="WWNum6">
        <text:list-item>
          <text:p text:style-name="P42"><text:bookmark text:name="_9maybllx2a09"/><text:soft-page-break/>Observaciones previas a la realización de tareas evaluables</text:p>
        </text:list-item>
      </text:list>
      <text:list xml:id="list3840991487" text:style-name="WWNum3">
        <text:list-item>
          <text:p text:style-name="P26">Salvo excepciones que lo indique en cada actividad, deberás generar un único documento para todo el boletín y en ese documento incluir la respuesta a cada actividad.</text:p>
        </text:list-item>
      </text:list>
      <text:list xml:id="list1420303732" text:style-name="WWNum1">
        <text:list-item>
          <text:list>
            <text:list-item>
              <text:p text:style-name="P39">Si para la entrega se requiere entregar varios ficheros, entrégalos comprimido en un único fichero con extensión “.zip”.</text:p>
            </text:list-item>
          </text:list>
        </text:list-item>
      </text:list>
      <text:list xml:id="list121600832345686" text:continue-list="list3840991487" text:style-name="WWNum3">
        <text:list-item>
          <text:p text:style-name="P30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40">El índice solo será necesario si el documento (sin contar portada) ocupa más de una página y tiene más de un apartado. </text:p>
            </text:list-item>
          </text:list>
        </text:list-item>
        <text:list-item>
          <text:p text:style-name="P35">Las actividades deben realizarse en la lengua indicada en cada actividad. La gramática y ortografía tenéis que intentar hacerla bien.</text:p>
        </text:list-item>
      </text:list>
      <text:p text:style-name="P11"><text:span text:style-name="T12"><text:s/>❕</text:span><text:span text:style-name="T13"> </text:span><text:span text:style-name="T11">Atención: </text:span>no cumplir estas consideraciones puede reducir la nota hasta 3 puntos.</text:p>
      <text:list xml:id="list121601884202074" text:continue-list="list121601579223007" text:style-name="WWNum6">
        <text:list-item>
          <text:p text:style-name="P41"><text:bookmark text:name="_a2aug6xu8ilu"/>Actividad 01</text:p>
        </text:list-item>
      </text:list>
      <text:p text:style-name="Standard">Realiza un documento con LibreOffice Writer que muestre un ejemplo de uso de elementos de LibreOffice Writer, seguidos de uno o dos párrafos explicándolos.</text:p>
      <text:p text:style-name="Standard"/>
      <text:p text:style-name="Standard">Los elementos son:</text:p>
      <text:list xml:id="list9458763" text:style-name="WWNum4">
        <text:list-item>
          <text:p text:style-name="P27">Viñetas de los tipos puntos y numeradas. Estas viñetas deben incluir subniveles.</text:p>
        </text:list-item>
        <text:list-item>
          <text:p text:style-name="P31">Cursiva.</text:p>
        </text:list-item>
        <text:list-item>
          <text:p text:style-name="P31">Negrita.</text:p>
        </text:list-item>
        <text:list-item>
          <text:p text:style-name="P31">Subrayado.</text:p>
        </text:list-item>
        <text:list-item>
          <text:p text:style-name="P31">Tachado.</text:p>
        </text:list-item>
        <text:list-item>
          <text:p text:style-name="P31">Enlaces.</text:p>
        </text:list-item>
        <text:list-item>
          <text:p text:style-name="P31">Imágenes.</text:p>
        </text:list-item>
        <text:list-item>
          <text:p text:style-name="P31">Cuadros de Texto.</text:p>
        </text:list-item>
        <text:list-item>
          <text:p text:style-name="P31">Alineado el texto del título de forma “centrada”.</text:p>
        </text:list-item>
        <text:list-item>
          <text:p text:style-name="P31">Alineado el texto de los contenidos de forma “justificada”.</text:p>
        </text:list-item>
        <text:list-item>
          <text:p text:style-name="P31">Estilos.</text:p>
        </text:list-item>
        <text:list-item>
          <text:p text:style-name="P31">Encabezado.</text:p>
        </text:list-item>
        <text:list-item>
          <text:p text:style-name="P31">Pie de página.</text:p>
        </text:list-item>
        <text:list-item>
          <text:p text:style-name="P36">Números de página.</text:p>
        </text:list-item>
      </text:list>
      <text:p text:style-name="P11"><text:span text:style-name="T10"><text:s/>📕 </text:span><text:span text:style-name="T11">A entregar: <text:s/></text:span>entregar el documento generado y además enseñar en persona al profesorado el documento para que dé una calificación de apto.</text:p>
      <text:list xml:id="list121600436330929" text:continue-list="list121601884202074" text:style-name="WWNum6">
        <text:list-item>
          <text:p text:style-name="P41"><text:bookmark text:name="_sl57z74g0a6s"/><text:soft-page-break/>Actividad 02 <text:s/>(English)</text:p>
        </text:list-item>
      </text:list>
      <text:p text:style-name="Standard">Realiza con LibreOffice Writer una “Cheat Sheet” atractiva, en formato apaisado, resumiendo los elementos descritos en el apartado anterior e indicando qué atajos de teclado existen para los elementos indicando en la actividad anterior.<text:span text:style-name="T20"> La “Cheat Sheet” debe realizarse en inglés.</text:span></text:p>
      <text:p text:style-name="P16"/>
      <text:p text:style-name="P11"><text:span text:style-name="T10"><text:s/>📕 </text:span><text:span text:style-name="T11">A entregar: </text:span>entregar el documento generado y además enseñar en persona al profesorado el documento para que dé una calificación de apto. Recuerda el formato apaisado y que es en inglés.</text:p>
      <text:list xml:id="list121600131869848" text:continue-numbering="true" text:style-name="WWNum6">
        <text:list-item>
          <text:p text:style-name="P42"><text:bookmark text:name="_sfnwzgj74ia7"/>Actividad 03</text:p>
        </text:list-item>
      </text:list>
      <text:p text:style-name="P10">Realiza un documento con LibreOffice Writer preparado como plantilla para realizar trabajos en el ciclo formativo, con textos de ejemplo de contenidos básicos.</text:p>
      <text:p text:style-name="P10">La entrega debe tener:</text:p>
      <text:list xml:id="list3839686193" text:style-name="WWNum5">
        <text:list-item>
          <text:p text:style-name="P28">Portada con nombre y fecha. </text:p>
        </text:list-item>
        <text:list-item>
          <text:p text:style-name="P33">Número de unidad a la que pertenece el trabajo hecho con un campo (variable). Este número se mostrará en portada junto a la fecha.</text:p>
        </text:list-item>
        <text:list-item>
          <text:p text:style-name="P33">Índice generado a partir de estilos aplicados para puntos principales y sub puntos.</text:p>
        </text:list-item>
        <text:list-item>
          <text:p text:style-name="P33">Números de página a partir de la segunda página.</text:p>
        </text:list-item>
        <text:list-item>
          <text:p text:style-name="P33">Cabecera y pie de página a partir de la segunda página.</text:p>
        </text:list-item>
        <text:list-item>
          <text:p text:style-name="P33">Estilo específico para definir el texto normal.</text:p>
        </text:list-item>
        <text:list-item>
          <text:p text:style-name="P33">Estilo específico para definir los puntos principales.</text:p>
        </text:list-item>
        <text:list-item>
          <text:p text:style-name="P38">Estilo específico para definir los sub-puntos.</text:p>
        </text:list-item>
      </text:list>
      <text:p text:style-name="P10">Además, en los ejemplos de contenido, se debe mostrar:</text:p>
      <text:list xml:id="list556631811" text:style-name="WWNum2">
        <text:list-item>
          <text:p text:style-name="P29">Estilos anteriormente nombrados, aplicados a los ejemplos.</text:p>
        </text:list-item>
        <text:list-item>
          <text:p text:style-name="P34">Viñetas de los tipos puntos y numeradas. Estas viñetas deben incluir subniveles.</text:p>
        </text:list-item>
        <text:list-item>
          <text:p text:style-name="P34">Negrita.</text:p>
        </text:list-item>
        <text:list-item>
          <text:p text:style-name="P34">Cursiva.</text:p>
        </text:list-item>
        <text:list-item>
          <text:p text:style-name="P34">Subrayado.</text:p>
        </text:list-item>
        <text:list-item>
          <text:p text:style-name="P34">Tachado.</text:p>
        </text:list-item>
        <text:list-item>
          <text:p text:style-name="P34">Enlaces.</text:p>
        </text:list-item>
        <text:list-item>
          <text:p text:style-name="P34">Imágenes.</text:p>
        </text:list-item>
        <text:list-item>
          <text:p text:style-name="P34">Cuadros de Texto.</text:p>
        </text:list-item>
        <text:list-item>
          <text:p text:style-name="P32">Alineado el texto del título de forma “centrada”.</text:p>
        </text:list-item>
        <text:list-item>
          <text:p text:style-name="P37"><text:soft-page-break/>Alineado el texto de los contenidos de forma “justificada”.</text:p>
        </text:list-item>
      </text:list>
      <text:p text:style-name="P11"><text:span text:style-name="T10"><text:s/>📕 </text:span><text:span text:style-name="T11">A entregar: </text:span>entregar el documento generado y enseñar en persona al profesorado el documento generado para que dé una calificación de ap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5. Actividades evaluables 01</text:span></text:p>
      </style:header>
      <style:footer>
        <text:p text:style-name="MP4"><text:span text:style-name="MT1">Aplicaciones Ofimáticas (Office Applications)<text:tab/><text:tab/>UD05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78" meta:word-count="738" meta:character-count="4485" meta:non-whitespace-character-count="3849"/>
    <meta:generator>LibreOfficeDev/6.0.5.2$Linux_X86_64 LibreOffice_project/</meta:generator>
  </office:meta>
</office:document-meta>
</file>